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2B000000C78697259F.png" manifest:media-type="image/png"/>
  <manifest:file-entry manifest:full-path="Pictures/10000000000003B90000013EA5EFF8FC.png" manifest:media-type="image/png"/>
  <manifest:file-entry manifest:full-path="Pictures/100000000000028D000001ADC0CFEF77.png" manifest:media-type="image/png"/>
  <manifest:file-entry manifest:full-path="Pictures/10000000000002530000016E5C7FD9CE.png" manifest:media-type="image/png"/>
  <manifest:file-entry manifest:full-path="Pictures/1000000000000162000000509F0462E2.png" manifest:media-type="image/png"/>
  <manifest:file-entry manifest:full-path="Pictures/1000000000000232000002297152ED91.png" manifest:media-type="image/png"/>
  <manifest:file-entry manifest:full-path="Pictures/1000000000000218000000B2486F4258.png" manifest:media-type="image/png"/>
  <manifest:file-entry manifest:full-path="Pictures/100000000000017200000062675A158F.png" manifest:media-type="image/png"/>
  <manifest:file-entry manifest:full-path="Pictures/100000000000032E0000027C0A08A042.png" manifest:media-type="image/png"/>
  <manifest:file-entry manifest:full-path="Pictures/100000000000028E000003886C7570AC.png" manifest:media-type="image/png"/>
  <manifest:file-entry manifest:full-path="Pictures/10000000000002F10000019812489AB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b2b64" officeooo:paragraph-rsid="000b2b64"/>
    </style:style>
    <style:style style:name="P2" style:family="paragraph" style:parent-style-name="Standard">
      <style:text-properties officeooo:rsid="000b82a0" officeooo:paragraph-rsid="000b82a0"/>
    </style:style>
    <style:style style:name="P3" style:family="paragraph" style:parent-style-name="Standard">
      <style:text-properties officeooo:rsid="000c48e6" officeooo:paragraph-rsid="000c48e6"/>
    </style:style>
    <style:style style:name="P4" style:family="paragraph" style:parent-style-name="Standard">
      <style:text-properties officeooo:rsid="000c5050" officeooo:paragraph-rsid="000c5050"/>
    </style:style>
    <style:style style:name="P5" style:family="paragraph" style:parent-style-name="Standard">
      <style:text-properties officeooo:rsid="000ce344" officeooo:paragraph-rsid="000ce344"/>
    </style:style>
    <style:style style:name="P6" style:family="paragraph" style:parent-style-name="Standard">
      <style:text-properties officeooo:rsid="000e087f" officeooo:paragraph-rsid="000e087f"/>
    </style:style>
    <style:style style:name="P7" style:family="paragraph" style:parent-style-name="Standard">
      <style:text-properties officeooo:rsid="000e0f7b" officeooo:paragraph-rsid="000e0f7b"/>
    </style:style>
    <style:style style:name="P8" style:family="paragraph" style:parent-style-name="Standard">
      <style:text-properties officeooo:rsid="000ef992" officeooo:paragraph-rsid="000ef992"/>
    </style:style>
    <style:style style:name="P9" style:family="paragraph" style:parent-style-name="Standard">
      <style:text-properties officeooo:rsid="000f2cb0" officeooo:paragraph-rsid="000ef992"/>
    </style:style>
    <style:style style:name="P10" style:family="paragraph" style:parent-style-name="Standard">
      <style:text-properties officeooo:rsid="000f2cb0" officeooo:paragraph-rsid="000f2cb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 40 ladrones</text:p>
      <text:p text:style-name="P1"/>
      <text:p text:style-name="P1"/>
      <text:p text:style-name="P2"><draw:frame draw:style-name="fr2" draw:name="Image1" text:anchor-type="char" svg:width="6.6929in" svg:height="3.6264in" draw:z-index="0"><draw:image xlink:href="Pictures/10000000000002F10000019812489AB0.png" xlink:type="simple" xlink:show="embed" xlink:actuate="onLoad" draw:mime-type="image/png"/></draw:frame><draw:frame draw:style-name="fr2" draw:name="Image2" text:anchor-type="char" svg:width="6.6929in" svg:height="3.6264in" draw:z-index="1"><draw:image xlink:href="Pictures/10000000000002F10000019812489AB0.png" xlink:type="simple" xlink:show="embed" xlink:actuate="onLoad" draw:mime-type="image/png"/></draw:frame><draw:frame draw:style-name="fr2" draw:name="Image3" text:anchor-type="char" svg:width="6.6929in" svg:height="3.6264in" draw:z-index="2"><draw:image xlink:href="Pictures/10000000000002F10000019812489AB0.png" xlink:type="simple" xlink:show="embed" xlink:actuate="onLoad" draw:mime-type="image/png"/></draw:frame><draw:frame draw:style-name="fr2" draw:name="Image4" text:anchor-type="char" svg:width="6.6929in" svg:height="3.6264in" draw:z-index="3"><draw:image xlink:href="Pictures/10000000000002F10000019812489AB0.png" xlink:type="simple" xlink:show="embed" xlink:actuate="onLoad" draw:mime-type="image/png"/></draw:frame></text:p>
      <text:p text:style-name="P2"/>
      <text:p text:style-name="P2"/>
      <text:p text:style-name="P3"><draw:frame draw:style-name="fr3" draw:name="Image5" text:anchor-type="char" svg:width="6.6929in" svg:height="9.2516in" draw:z-index="4"><draw:image xlink:href="Pictures/100000000000028E000003886C7570AC.png" xlink:type="simple" xlink:show="embed" xlink:actuate="onLoad" draw:mime-type="image/png"/></draw:frame><text:soft-page-break/></text:p>
      <text:p text:style-name="P4"><draw:frame draw:style-name="fr5" draw:name="Image6" text:anchor-type="char" svg:x="0in" svg:y="0.1311in" svg:width="6.6929in" svg:height="5.2291in" draw:z-index="5"><draw:image xlink:href="Pictures/100000000000032E0000027C0A08A042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5"><draw:frame draw:style-name="fr1" draw:name="Image7" text:anchor-type="char" svg:width="5.5835in" svg:height="1.8543in" draw:z-index="6"><draw:image xlink:href="Pictures/1000000000000218000000B2486F4258.png" xlink:type="simple" xlink:show="embed" xlink:actuate="onLoad" draw:mime-type="image/png"/></draw:frame></text:p>
      <text:p text:style-name="P5"/>
      <text:p text:style-name="P6"><draw:frame draw:style-name="fr4" draw:name="Image8" text:anchor-type="char" svg:width="5.8543in" svg:height="5.7602in" draw:z-index="7"><draw:image xlink:href="Pictures/1000000000000232000002297152ED9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7"><draw:frame draw:style-name="fr1" draw:name="Image9" text:anchor-type="char" svg:width="3.6874in" svg:height="0.8335in" draw:z-index="8"><draw:image xlink:href="Pictures/1000000000000162000000509F0462E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10" text:anchor-type="char" svg:width="6.198in" svg:height="3.8126in" draw:z-index="9"><draw:image xlink:href="Pictures/10000000000002530000016E5C7FD9CE.png" xlink:type="simple" xlink:show="embed" xlink:actuate="onLoad" draw:mime-type="image/png"/></draw:frame></text:p>
      <text:p text:style-name="P8"/>
      <text:p text:style-name="P8"/>
      <text:p text:style-name="P8"/>
      <text:p text:style-name="P9"/>
      <text:p text:style-name="P9"><draw:frame draw:style-name="fr2" draw:name="Image12" text:anchor-type="char" svg:width="6.6929in" svg:height="2.2335in" draw:z-index="11"><draw:image xlink:href="Pictures/10000000000003B90000013EA5EFF8F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3" draw:name="Image11" text:anchor-type="char" svg:width="6.6929in" svg:height="4.3965in" draw:z-index="10"><draw:image xlink:href="Pictures/100000000000028D000001ADC0CFEF77.png" xlink:type="simple" xlink:show="embed" xlink:actuate="onLoad" draw:mime-type="image/png"/></draw:frame></text:p>
      <text:p text:style-name="P8"/>
      <text:p text:style-name="P8"/>
      <text:p text:style-name="P10"/>
      <text:p text:style-name="P8"/>
      <text:p text:style-name="P8"><draw:frame draw:style-name="fr2" draw:name="Image13" text:anchor-type="char" svg:width="6.6929in" svg:height="1.248in" draw:z-index="12"><draw:image xlink:href="Pictures/100000000000042B000000C78697259F.png" xlink:type="simple" xlink:show="embed" xlink:actuate="onLoad" draw:mime-type="image/png"/></draw:frame></text:p>
      <text:p text:style-name="P8"/>
      <text:p text:style-name="P8"/>
      <text:p text:style-name="P8"><draw:frame draw:style-name="fr1" draw:name="Image14" text:anchor-type="char" svg:width="3.8543in" svg:height="1.0209in" draw:z-index="13"><draw:image xlink:href="Pictures/100000000000017200000062675A158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1:31:51.383325749</meta:creation-date>
    <dc:date>2024-07-08T22:21:24.131188179</dc:date>
    <meta:editing-duration>PT49M27S</meta:editing-duration>
    <meta:editing-cycles>11</meta:editing-cycles>
    <meta:generator>LibreOffice/24.2.3.2$Linux_X86_64 LibreOffice_project/420$Build-2</meta:generator>
    <meta:document-statistic meta:table-count="0" meta:image-count="14" meta:object-count="0" meta:page-count="5" meta:paragraph-count="1" meta:word-count="3" meta:character-count="15" meta:non-whitespace-character-count="13"/>
  </office:meta>
</office:document-meta>
</file>